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áboa1" style:family="table">
      <style:table-properties style:width="18.401cm" fo:break-before="auto" fo:break-after="auto" table:align="margins" style:may-break-between-rows="false"/>
    </style:style>
    <style:style style:name="Táboa1.A" style:family="table-column">
      <style:table-column-properties style:column-width="2.787cm" style:rel-column-width="2378*"/>
    </style:style>
    <style:style style:name="Táboa1.B" style:family="table-column">
      <style:table-column-properties style:column-width="1.794cm" style:rel-column-width="1531*"/>
    </style:style>
    <style:style style:name="Táboa1.C" style:family="table-column">
      <style:table-column-properties style:column-width="1.974cm" style:rel-column-width="1685*"/>
    </style:style>
    <style:style style:name="Táboa1.1" style:family="table-row">
      <style:table-row-properties style:min-row-height="2.651cm"/>
    </style:style>
    <style:style style:name="Táboa1.A1" style:family="table-cell">
      <style:table-cell-properties style:vertical-align="middle" fo:background-color="#0084d1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áboa1.I1" style:family="table-cell">
      <style:table-cell-properties style:vertical-align="middle" fo:background-color="#0084d1" fo:padding="0.097cm" fo:border="0.05pt solid #000000" style:writing-mode="tb-rl">
        <style:background-image/>
      </style:table-cell-properties>
    </style:style>
    <style:style style:name="Táboa1.A2" style:family="table-cell">
      <style:table-cell-properties style:vertical-align="middle" fo:background-color="#009999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áboa1.B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2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3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4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5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6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7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8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2" style:family="table">
      <style:table-properties style:width="18.401cm" table:align="margins"/>
    </style:style>
    <style:style style:name="Táboa2.A" style:family="table-column">
      <style:table-column-properties style:column-width="18.401cm" style:rel-column-width="65535*"/>
    </style:style>
    <style:style style:name="Táboa2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Liberation Sans1" fo:font-size="10pt" style:font-size-asian="10pt" style:font-size-complex="10pt"/>
    </style:style>
    <style:style style:name="P2" style:family="paragraph" style:parent-style-name="Text_20_body">
      <style:text-properties style:font-name="Liberation Sans1" fo:font-size="10pt" officeooo:paragraph-rsid="00086e7e" style:font-size-asian="10pt" style:font-size-complex="10pt"/>
    </style:style>
    <style:style style:name="P3" style:family="paragraph" style:parent-style-name="Text_20_body">
      <style:text-properties style:font-name="Liberation Sans1" fo:font-size="10pt" officeooo:paragraph-rsid="00089a44" style:font-size-asian="10pt" style:font-size-complex="10pt"/>
    </style:style>
    <style:style style:name="P4" style:family="paragraph" style:parent-style-name="Text_20_body">
      <style:text-properties style:font-name="Liberation Sans1" fo:font-size="10pt" officeooo:rsid="000ffeba" officeooo:paragraph-rsid="0010bec7" style:font-size-asian="10pt" style:font-size-complex="10pt"/>
    </style:style>
    <style:style style:name="P5" style:family="paragraph" style:parent-style-name="Text_20_body">
      <style:text-properties style:font-name="Liberation Sans1" fo:font-size="10pt" officeooo:paragraph-rsid="000a147d" style:font-size-asian="10pt" style:font-size-complex="10pt"/>
    </style:style>
    <style:style style:name="P6" style:family="paragraph" style:parent-style-name="Text_20_body">
      <style:text-properties style:font-name="Liberation Sans1" fo:font-size="10pt" officeooo:paragraph-rsid="000d8833" style:font-size-asian="10pt" style:font-size-complex="10pt"/>
    </style:style>
    <style:style style:name="P7" style:family="paragraph" style:parent-style-name="Text_20_body">
      <style:text-properties style:font-name="Liberation Sans1" fo:font-size="10pt" officeooo:paragraph-rsid="000f566f" style:font-size-asian="10pt" style:font-size-complex="10pt"/>
    </style:style>
    <style:style style:name="P8" style:family="paragraph" style:parent-style-name="Text_20_body">
      <style:text-properties style:font-name="Liberation Sans1" fo:font-size="10pt" officeooo:rsid="00086e7e" officeooo:paragraph-rsid="00086e7e" style:font-size-asian="10pt" style:font-size-complex="10pt"/>
    </style:style>
    <style:style style:name="P9" style:family="paragraph" style:parent-style-name="Text_20_body">
      <style:text-properties style:font-name="Liberation Sans1" fo:font-size="10pt" officeooo:rsid="00086e7e" officeooo:paragraph-rsid="00121ec9" style:font-size-asian="10pt" style:font-size-complex="10pt"/>
    </style:style>
    <style:style style:name="P10" style:family="paragraph" style:parent-style-name="Text_20_body">
      <style:text-properties style:font-name="Liberation Sans1" fo:font-size="10pt" officeooo:rsid="00086e7e" officeooo:paragraph-rsid="000a147d" style:font-size-asian="10pt" style:font-size-complex="10pt"/>
    </style:style>
    <style:style style:name="P11" style:family="paragraph" style:parent-style-name="Text_20_body">
      <style:text-properties style:font-name="Liberation Sans1" fo:font-size="10pt" officeooo:rsid="000c65b2" officeooo:paragraph-rsid="000c65b2" style:font-size-asian="10pt" style:font-size-complex="10pt"/>
    </style:style>
    <style:style style:name="P12" style:family="paragraph" style:parent-style-name="Text_20_body">
      <style:text-properties style:font-name="Liberation Sans1" fo:font-size="10pt" officeooo:paragraph-rsid="0013c8a5" style:font-size-asian="10pt" style:font-size-complex="10pt"/>
    </style:style>
    <style:style style:name="P13" style:family="paragraph" style:parent-style-name="Text_20_body">
      <style:text-properties style:font-name="Liberation Sans1" fo:font-size="10pt" officeooo:paragraph-rsid="00146a8b" style:font-size-asian="10pt" style:font-size-complex="10pt"/>
    </style:style>
    <style:style style:name="P14" style:family="paragraph" style:parent-style-name="Text_20_body">
      <style:text-properties style:font-name="Liberation Sans1" fo:font-size="10pt" officeooo:paragraph-rsid="00150ede" style:font-size-asian="10pt" style:font-size-complex="10pt"/>
    </style:style>
    <style:style style:name="P15" style:family="paragraph" style:parent-style-name="Text_20_body">
      <style:text-properties style:font-name="Liberation Sans1" fo:font-size="10pt" officeooo:rsid="00150ede" style:font-size-asian="10pt" style:font-size-complex="10pt"/>
    </style:style>
    <style:style style:name="P16" style:family="paragraph" style:parent-style-name="Text_20_body">
      <style:text-properties style:font-name="Liberation Sans1" fo:font-size="10pt" officeooo:rsid="00150ede" officeooo:paragraph-rsid="00150ede" style:font-size-asian="10pt" style:font-size-complex="10pt"/>
    </style:style>
    <style:style style:name="P17" style:family="paragraph" style:parent-style-name="Text_20_body">
      <style:text-properties style:font-name="Liberation Sans1" fo:font-size="10pt" officeooo:rsid="00164521" style:font-size-asian="10pt" style:font-size-complex="10pt"/>
    </style:style>
    <style:style style:name="P18" style:family="paragraph" style:parent-style-name="Text_20_body">
      <style:text-properties style:font-name="Liberation Sans1" fo:font-size="10pt" fo:font-weight="bold" officeooo:rsid="00086e7e" officeooo:paragraph-rsid="00086e7e" style:font-size-asian="10pt" style:font-weight-asian="bold" style:font-size-complex="10pt" style:font-weight-complex="bold"/>
    </style:style>
    <style:style style:name="P19" style:family="paragraph" style:parent-style-name="Text_20_body">
      <style:text-properties style:font-name="Liberation Sans1" fo:font-size="10pt" fo:font-weight="normal" officeooo:rsid="00089a44" officeooo:paragraph-rsid="00089a44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ans1" fo:font-size="10pt" fo:letter-spacing="normal" fo:font-style="normal" fo:font-weight="normal" officeooo:rsid="00164521" style:font-size-asian="10pt" style:font-size-complex="10pt"/>
    </style:style>
    <style:style style:name="P22" style:family="paragraph" style:parent-style-name="Text_20_body">
      <style:text-properties fo:font-variant="normal" fo:text-transform="none" fo:color="#000000" style:font-name="Liberation Sans1" fo:font-size="10pt" fo:letter-spacing="normal" fo:font-style="normal" fo:font-weight="normal" officeooo:rsid="00164521" officeooo:paragraph-rsid="001a2c0a" style:font-size-asian="10pt" style:font-size-complex="10pt"/>
    </style:style>
    <style:style style:name="P23" style:family="paragraph" style:parent-style-name="Standard">
      <style:text-properties style:font-name="Liberation Sans1" fo:font-size="10pt" fo:font-weight="bold" officeooo:rsid="00086e7e" officeooo:paragraph-rsid="00086e7e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Liberation Sans1" fo:font-size="10pt" fo:font-weight="bold" officeooo:rsid="00086e7e" officeooo:paragraph-rsid="000a147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Liberation Sans1" fo:font-size="10pt" officeooo:paragraph-rsid="000a147d" style:font-size-asian="10pt" style:font-size-complex="10pt"/>
    </style:style>
    <style:style style:name="P26" style:family="paragraph" style:parent-style-name="Standard">
      <style:text-properties officeooo:paragraph-rsid="001b662e"/>
    </style:style>
    <style:style style:name="P27" style:family="paragraph" style:parent-style-name="Standard">
      <style:paragraph-properties fo:break-before="page"/>
      <style:text-properties fo:font-variant="normal" fo:text-transform="none" fo:color="#000000" style:font-name="Liberation Sans1" fo:font-size="11pt" fo:letter-spacing="normal" fo:font-style="normal" fo:font-weight="bold" officeooo:rsid="00164521" officeooo:paragraph-rsid="001b662e" style:font-size-asian="11pt" style:font-weight-asian="bold" style:font-size-complex="11pt" style:font-weight-complex="bold"/>
    </style:style>
    <style:style style:name="P28" style:family="paragraph" style:parent-style-name="Text_20_body" style:list-style-name="L1">
      <style:text-properties style:font-name="Liberation Sans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9" style:family="paragraph" style:parent-style-name="Text_20_body" style:list-style-name="L1">
      <style:text-properties style:font-name="Liberation Sans1" fo:font-size="11pt" style:text-underline-style="solid" style:text-underline-width="auto" style:text-underline-color="font-color" fo:font-weight="bold" officeooo:paragraph-rsid="000ffeba" style:font-size-asian="11pt" style:font-weight-asian="bold" style:font-size-complex="11pt" style:font-weight-complex="bold"/>
    </style:style>
    <style:style style:name="P30" style:family="paragraph" style:parent-style-name="Text_20_body" style:list-style-name="L1">
      <style:text-properties style:font-name="Liberation Sans1" fo:font-size="11pt" style:font-size-asian="11pt" style:font-size-complex="11pt"/>
    </style:style>
    <style:style style:name="P31" style:family="paragraph" style:parent-style-name="Text_20_body" style:list-style-name="L1">
      <style:text-properties style:font-name="Liberation Sans1" fo:font-size="11pt" fo:font-weight="bold" officeooo:paragraph-rsid="000ffeba" style:font-size-asian="11pt" style:font-weight-asian="bold" style:font-size-complex="11pt" style:font-weight-complex="bold"/>
    </style:style>
    <style:style style:name="P32" style:family="paragraph" style:parent-style-name="Text_20_body">
      <style:text-properties style:font-name="Liberation Sans1" fo:font-size="11pt" fo:font-weight="bold" officeooo:paragraph-rsid="001bf99f" style:font-size-asian="11pt" style:font-weight-asian="bold" style:font-size-complex="11pt" style:font-weight-complex="bold"/>
    </style:style>
    <style:style style:name="P33" style:family="paragraph" style:parent-style-name="Text_20_body" style:list-style-name="L1">
      <style:text-properties style:font-name="Liberation Sans1" fo:font-size="10pt" fo:font-weight="bold" officeooo:rsid="000b2cad" officeooo:paragraph-rsid="000c65b2" style:font-size-asian="10pt" style:font-weight-asian="bold" style:font-size-complex="10pt" style:font-weight-complex="bold"/>
    </style:style>
    <style:style style:name="P34" style:family="paragraph" style:parent-style-name="Text_20_body" style:list-style-name="L1">
      <style:text-properties style:font-name="Liberation Sans1" fo:font-size="10pt" fo:font-weight="bold" officeooo:rsid="000b2cad" officeooo:paragraph-rsid="000d8833" style:font-size-asian="10pt" style:font-weight-asian="bold" style:font-size-complex="10pt" style:font-weight-complex="bold"/>
    </style:style>
    <style:style style:name="P35" style:family="paragraph" style:parent-style-name="Text_20_body" style:list-style-name="L1">
      <style:text-properties style:font-name="Liberation Sans1" fo:font-size="10pt" fo:font-weight="bold" officeooo:rsid="000b2cad" officeooo:paragraph-rsid="000f566f" style:font-size-asian="10pt" style:font-weight-asian="bold" style:font-size-complex="10pt" style:font-weight-complex="bold"/>
    </style:style>
    <style:style style:name="P36" style:family="paragraph" style:parent-style-name="Text_20_body" style:list-style-name="L1">
      <style:text-properties style:font-name="Liberation Sans1" fo:font-size="10pt" officeooo:rsid="000d8833" officeooo:paragraph-rsid="000c65b2" style:font-size-asian="10pt" style:font-size-complex="10pt"/>
    </style:style>
    <style:style style:name="P37" style:family="paragraph" style:parent-style-name="Text_20_body" style:list-style-name="L1">
      <style:text-properties style:font-name="Liberation Sans1" fo:font-size="10pt" officeooo:rsid="000c65b2" officeooo:paragraph-rsid="000c65b2" style:font-size-asian="10pt" style:font-size-complex="10pt"/>
    </style:style>
    <style:style style:name="P38" style:family="paragraph" style:parent-style-name="Text_20_body" style:list-style-name="L1">
      <style:text-properties style:font-name="Liberation Sans1" fo:font-size="10pt" style:font-size-asian="10pt" style:font-size-complex="10pt"/>
    </style:style>
    <style:style style:name="P39" style:family="paragraph" style:parent-style-name="Text_20_body" style:list-style-name="L1">
      <style:text-properties style:font-name="Liberation Sans1" fo:font-size="10pt" officeooo:paragraph-rsid="000d8833" style:font-size-asian="10pt" style:font-size-complex="10pt"/>
    </style:style>
    <style:style style:name="P40" style:family="paragraph" style:parent-style-name="Text_20_body" style:list-style-name="L1">
      <style:text-properties style:font-name="Liberation Sans1" fo:font-size="10pt" officeooo:paragraph-rsid="000f566f" style:font-size-asian="10pt" style:font-size-complex="10pt"/>
    </style:style>
    <style:style style:name="P41" style:family="paragraph" style:parent-style-name="Text_20_body" style:list-style-name="L1">
      <style:text-properties style:font-name="Liberation Sans1" fo:font-size="10pt" officeooo:paragraph-rsid="0010bec7" style:font-size-asian="10pt" style:font-size-complex="10pt"/>
    </style:style>
    <style:style style:name="P42" style:family="paragraph" style:parent-style-name="Text_20_body" style:list-style-name="L1">
      <style:text-properties style:font-name="Liberation Sans1" fo:font-size="10pt" officeooo:rsid="000ffeba" officeooo:paragraph-rsid="000ffeba" style:font-size-asian="10pt" style:font-size-complex="10pt"/>
    </style:style>
    <style:style style:name="P43" style:family="paragraph" style:parent-style-name="Text_20_body">
      <style:text-properties style:font-name="Liberation Sans1" fo:font-size="10pt" officeooo:rsid="000ffeba" officeooo:paragraph-rsid="000ffeba" style:font-size-asian="10pt" style:font-size-complex="10pt"/>
    </style:style>
    <style:style style:name="P44" style:family="paragraph" style:parent-style-name="Text_20_body" style:list-style-name="L1">
      <style:text-properties style:font-name="Liberation Sans1" fo:font-size="10pt" officeooo:rsid="0010bec7" officeooo:paragraph-rsid="0010bec7" style:font-size-asian="10pt" style:font-size-complex="10pt"/>
    </style:style>
    <style:style style:name="P45" style:family="paragraph" style:parent-style-name="Text_20_body" style:list-style-name="L1">
      <style:text-properties style:font-name="Liberation Sans1" fo:font-size="10pt" officeooo:rsid="0013acd9" officeooo:paragraph-rsid="0013acd9" style:font-size-asian="10pt" style:font-size-complex="10pt"/>
    </style:style>
    <style:style style:name="P46" style:family="paragraph" style:parent-style-name="Text_20_body">
      <style:text-properties style:font-name="Liberation Sans1" fo:font-size="10pt" officeooo:rsid="0013acd9" officeooo:paragraph-rsid="0013acd9" style:font-size-asian="10pt" style:font-size-complex="10pt"/>
    </style:style>
    <style:style style:name="P47" style:family="paragraph" style:parent-style-name="Text_20_body">
      <style:text-properties style:font-name="Liberation Sans1" fo:font-size="10pt" officeooo:paragraph-rsid="000a147d" style:font-size-asian="10pt" style:font-size-complex="10pt"/>
    </style:style>
    <style:style style:name="P48" style:family="paragraph" style:parent-style-name="Text_20_body">
      <style:text-properties style:font-name="Liberation Sans1" fo:font-size="10pt" officeooo:paragraph-rsid="00146a8b" style:font-size-asian="10pt" style:font-size-complex="10pt"/>
    </style:style>
    <style:style style:name="P49" style:family="paragraph" style:parent-style-name="Text_20_body" style:list-style-name="L2">
      <style:text-properties style:font-name="Liberation Sans1" fo:font-size="10pt" officeooo:paragraph-rsid="001bf99f" style:font-size-asian="10pt" style:font-size-complex="10pt"/>
    </style:style>
    <style:style style:name="P50" style:family="paragraph" style:parent-style-name="Text_20_body" style:list-style-name="L4">
      <style:text-properties style:font-name="Liberation Sans1" fo:font-size="10pt" officeooo:paragraph-rsid="001bf99f" style:font-size-asian="10pt" style:font-size-complex="10pt"/>
    </style:style>
    <style:style style:name="P51" style:family="paragraph" style:parent-style-name="Text_20_body">
      <style:text-properties style:font-name="Liberation Sans1" fo:font-size="10pt" officeooo:paragraph-rsid="001bf99f" style:font-size-asian="10pt" style:font-size-complex="10pt"/>
    </style:style>
    <style:style style:name="P52" style:family="paragraph" style:parent-style-name="Text_20_body">
      <style:text-properties style:font-name="Liberation Sans1" fo:font-size="10pt" officeooo:rsid="001d56a9" officeooo:paragraph-rsid="001d56a9" style:font-size-asian="10pt" style:font-size-complex="10pt"/>
    </style:style>
    <style:style style:name="P53" style:family="paragraph" style:parent-style-name="Text_20_body">
      <style:text-properties style:font-name="Liberation Sans1" fo:font-size="10pt" officeooo:paragraph-rsid="000f566f" style:font-size-asian="10pt" style:font-size-complex="10pt"/>
    </style:style>
    <style:style style:name="P54" style:family="paragraph" style:parent-style-name="Text_20_body" style:list-style-name="L1">
      <style:text-properties style:font-name="Liberation San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5" style:family="paragraph" style:parent-style-name="Text_20_body" style:list-style-name="L1">
      <style:text-properties style:font-name="Liberation Sans1" fo:font-size="10.5pt" style:font-size-asian="10.5pt" style:font-size-complex="10.5pt"/>
    </style:style>
    <style:style style:name="P56" style:family="paragraph" style:parent-style-name="Text_20_body">
      <style:paragraph-properties fo:text-align="center" style:justify-single-word="false"/>
      <style:text-properties style:font-name="Liberation Sans1" fo:font-size="9pt" officeooo:paragraph-rsid="001b662e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Liberation Sans1" fo:font-size="9pt" officeooo:rsid="001c39f1" officeooo:paragraph-rsid="001b662e" style:font-size-asian="9pt" style:font-size-complex="9pt"/>
    </style:style>
    <style:style style:name="P58" style:family="paragraph" style:parent-style-name="Text_20_body">
      <style:paragraph-properties fo:text-align="center" style:justify-single-word="false"/>
      <style:text-properties style:font-name="Liberation Sans1" fo:font-size="9pt" officeooo:rsid="001c5c08" officeooo:paragraph-rsid="001b662e" style:font-size-asian="9pt" style:font-size-complex="9pt"/>
    </style:style>
    <style:style style:name="P59" style:family="paragraph" style:parent-style-name="Text_20_body">
      <style:paragraph-properties fo:text-align="center" style:justify-single-word="false"/>
      <style:text-properties style:font-name="Liberation Sans1" fo:font-size="9pt" officeooo:rsid="001ce0db" officeooo:paragraph-rsid="001b662e" style:font-size-asian="9pt" style:font-size-complex="9pt"/>
    </style:style>
    <style:style style:name="P60" style:family="paragraph" style:parent-style-name="Text_20_body">
      <style:paragraph-properties fo:text-align="center" style:justify-single-word="false"/>
      <style:text-properties style:font-name="Liberation Sans1" fo:font-size="9pt" officeooo:rsid="001d0b52" officeooo:paragraph-rsid="001b662e" style:font-size-asian="9pt" style:font-size-complex="9pt"/>
    </style:style>
    <style:style style:name="P61" style:family="paragraph" style:parent-style-name="Text_20_body">
      <style:text-properties style:font-name="Liberation Sans1" fo:font-size="9pt" officeooo:paragraph-rsid="001b662e" style:font-size-asian="9pt" style:font-size-complex="9pt"/>
    </style:style>
    <style:style style:name="P62" style:family="paragraph" style:parent-style-name="Text_20_body">
      <style:paragraph-properties fo:text-align="center" style:justify-single-word="false"/>
      <style:text-properties fo:color="#ffffff" style:font-name="Liberation Sans1" fo:font-size="9pt" fo:font-weight="bold" officeooo:paragraph-rsid="001b662e" style:font-size-asian="9pt" style:font-weight-asian="bold" style:font-size-complex="9pt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paragraph-rsid="001b662e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c39f1" officeooo:paragraph-rsid="001b662e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c5c08" officeooo:paragraph-rsid="001b662e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d0b52" officeooo:paragraph-rsid="001b662e" style:font-size-asian="12pt" style:font-weight-asian="bold" style:font-size-complex="12pt" style:font-weight-complex="bold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color="#ffffff" style:font-name="Liberation Sans1" fo:font-size="9pt" fo:font-weight="bold" officeooo:paragraph-rsid="001b662e" style:font-size-asian="9pt" style:font-weight-asian="bold" style:font-size-complex="9pt" style:font-weight-complex="bold"/>
    </style:style>
    <style:style style:name="P68" style:family="paragraph" style:parent-style-name="Text_20_body">
      <style:paragraph-properties fo:margin-left="0cm" fo:margin-right="0cm" fo:margin-top="0cm" fo:margin-bottom="0.231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1" fo:font-size="11pt" fo:letter-spacing="normal" fo:font-style="normal" fo:font-weight="normal" officeooo:rsid="00164521" officeooo:paragraph-rsid="001b662e" style:font-size-asian="11pt" style:font-weight-asian="normal" style:font-size-complex="11pt" style:font-weight-complex="normal"/>
    </style:style>
    <style:style style:name="P69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P70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P71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P72" style:family="paragraph" style:parent-style-name="Horizontal_20_Line">
      <style:paragraph-properties fo:text-align="end" style:justify-single-word="false"/>
    </style:style>
    <style:style style:name="P73" style:family="paragraph" style:parent-style-name="Table_20_Contents">
      <style:text-properties style:font-name="Liberation Sans1" fo:font-size="10pt" officeooo:rsid="001d34c9" officeooo:paragraph-rsid="001bf99f" style:font-size-asian="10pt" style:font-size-complex="10pt"/>
    </style:style>
    <style:style style:name="P74" style:family="paragraph" style:parent-style-name="Table_20_Contents">
      <style:text-properties style:font-name="Liberation Sans1" fo:font-size="10pt" fo:font-weight="bold" officeooo:rsid="001d34c9" officeooo:paragraph-rsid="001bf99f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 officeooo:rsid="00164521" style:font-size-asian="10pt" style:font-size-complex="10pt"/>
    </style:style>
    <style:style style:name="T4" style:family="text">
      <style:text-properties fo:font-variant="normal" fo:text-transform="none" fo:color="#000000" style:font-name="Liberation Sans1" fo:font-size="10pt" fo:letter-spacing="normal" fo:font-style="normal" fo:font-weight="normal" officeooo:rsid="00171cd2" style:font-size-asian="10pt" style:font-size-complex="10pt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0pt" officeooo:rsid="000752a9" style:font-size-asian="10pt" style:font-size-complex="10pt"/>
    </style:style>
    <style:style style:name="T7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8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9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6e7e" style:font-weight-asian="bold" style:font-weight-complex="bold"/>
    </style:style>
    <style:style style:name="T12" style:family="text">
      <style:text-properties fo:font-weight="bold" officeooo:rsid="000a147d" style:font-weight-asian="bold" style:font-weight-complex="bold"/>
    </style:style>
    <style:style style:name="T13" style:family="text">
      <style:text-properties fo:font-weight="bold" officeooo:rsid="000c65b2" style:font-weight-asian="bold" style:font-weight-complex="bold"/>
    </style:style>
    <style:style style:name="T14" style:family="text">
      <style:text-properties fo:font-weight="bold" officeooo:rsid="0010bec7" style:font-weight-asian="bold" style:font-weight-complex="bold"/>
    </style:style>
    <style:style style:name="T15" style:family="text">
      <style:text-properties fo:font-weight="bold" officeooo:rsid="00121ec9" style:font-weight-asian="bold" style:font-weight-complex="bold"/>
    </style:style>
    <style:style style:name="T16" style:family="text">
      <style:text-properties fo:font-weight="bold" officeooo:rsid="0013c8a5" style:font-weight-asian="bold" style:font-weight-complex="bold"/>
    </style:style>
    <style:style style:name="T17" style:family="text">
      <style:text-properties fo:font-weight="bold" officeooo:rsid="00146a8b" style:font-weight-asian="bold" style:font-weight-complex="bold"/>
    </style:style>
    <style:style style:name="T18" style:family="text">
      <style:text-properties fo:font-weight="bold" officeooo:rsid="001a2c0a" style:font-weight-asian="bold" style:font-weight-complex="bold"/>
    </style:style>
    <style:style style:name="T19" style:family="text">
      <style:text-properties fo:font-weight="bold" officeooo:rsid="000d8833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89a44" style:font-weight-asian="normal" style:font-weight-complex="normal"/>
    </style:style>
    <style:style style:name="T22" style:family="text">
      <style:text-properties fo:font-weight="normal" officeooo:rsid="000a147d" style:font-weight-asian="normal" style:font-weight-complex="normal"/>
    </style:style>
    <style:style style:name="T23" style:family="text">
      <style:text-properties fo:font-weight="normal" officeooo:rsid="000c65b2" style:font-weight-asian="normal" style:font-weight-complex="normal"/>
    </style:style>
    <style:style style:name="T24" style:family="text">
      <style:text-properties officeooo:rsid="000c65b2"/>
    </style:style>
    <style:style style:name="T2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0d8833" style:font-style-asian="normal" style:font-weight-asian="bold" style:font-style-complex="normal" style:font-weight-complex="bold"/>
    </style:style>
    <style:style style:name="T28" style:family="text">
      <style:text-properties officeooo:rsid="000d8833"/>
    </style:style>
    <style:style style:name="T29" style:family="text">
      <style:text-properties style:font-name="Liberation Sans1"/>
    </style:style>
    <style:style style:name="T30" style:family="text">
      <style:text-properties style:font-name="Liberation Sans1" fo:font-size="10pt" style:font-size-asian="10pt" style:font-size-complex="10pt"/>
    </style:style>
    <style:style style:name="T31" style:family="text">
      <style:text-properties style:font-name="Liberation Sans1" fo:font-size="10pt" officeooo:rsid="0013c8a5" style:font-size-asian="10pt" style:font-size-complex="10pt"/>
    </style:style>
    <style:style style:name="T32" style:family="text">
      <style:text-properties style:font-name="Liberation Sans1" fo:font-size="10pt" officeooo:rsid="00146a8b" style:font-size-asian="10pt" style:font-size-complex="10pt"/>
    </style:style>
    <style:style style:name="T33" style:family="text">
      <style:text-properties style:font-name="Liberation Sans1" fo:font-size="10pt" officeooo:rsid="00150ede" style:font-size-asian="10pt" style:font-size-complex="10pt"/>
    </style:style>
    <style:style style:name="T34" style:family="text">
      <style:text-properties style:font-name="Liberation Sans1" fo:font-size="10pt" officeooo:rsid="00164521" style:font-size-asian="10pt" style:font-size-complex="10pt"/>
    </style:style>
    <style:style style:name="T35" style:family="text">
      <style:text-properties style:font-name="Liberation Sans1" fo:font-size="10pt" officeooo:rsid="001b662e" style:font-size-asian="10pt" style:font-size-complex="10pt"/>
    </style:style>
    <style:style style:name="T36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Liberation Sans1" fo:font-weight="bold" style:font-weight-asian="bold" style:font-weight-complex="bold"/>
    </style:style>
    <style:style style:name="T38" style:family="text">
      <style:text-properties style:font-name="Liberation Sans1" fo:font-weight="bold" officeooo:rsid="00086e7e" style:font-weight-asian="bold" style:font-weight-complex="bold"/>
    </style:style>
    <style:style style:name="T39" style:family="text">
      <style:text-properties style:font-name="Liberation Sans1" officeooo:rsid="00086e7e"/>
    </style:style>
    <style:style style:name="T40" style:family="text">
      <style:text-properties style:font-name="Liberation Sans1" fo:font-weight="normal" officeooo:rsid="00089a44" style:font-weight-asian="normal" style:font-weight-complex="normal"/>
    </style:style>
    <style:style style:name="T41" style:family="text">
      <style:text-properties style:font-name="Liberation Sans1" fo:font-weight="normal" officeooo:rsid="000a147d" style:font-weight-asian="normal" style:font-weight-complex="normal"/>
    </style:style>
    <style:style style:name="T42" style:family="text">
      <style:text-properties officeooo:rsid="000f566f"/>
    </style:style>
    <style:style style:name="T43" style:family="text">
      <style:text-properties officeooo:rsid="000fb005"/>
    </style:style>
    <style:style style:name="T44" style:family="text">
      <style:text-properties officeooo:rsid="000ffeba"/>
    </style:style>
    <style:style style:name="T45" style:family="text">
      <style:text-properties officeooo:rsid="0010bec7"/>
    </style:style>
    <style:style style:name="T46" style:family="text">
      <style:text-properties officeooo:rsid="00121ec9"/>
    </style:style>
    <style:style style:name="T47" style:family="text">
      <style:text-properties officeooo:rsid="0013c8a5"/>
    </style:style>
    <style:style style:name="T48" style:family="text">
      <style:text-properties officeooo:rsid="00146a8b"/>
    </style:style>
    <style:style style:name="T49" style:family="text">
      <style:text-properties officeooo:rsid="00150ede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officeooo:rsid="001a2c0a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0d8833" style:font-style-asian="italic" style:font-style-complex="italic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0d8833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2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21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2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2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ividade 1. Investigo as empresas</text:p>
      <text:p text:style-name="P1"><text:span text:style-name="T50">Elabora un informe con exemplos reais de</text:span>:</text:p>
      <text:list xml:id="list2745221730676400051" text:style-name="L1">
        <text:list-item>
          <text:p text:style-name="P28">Unha empresa de cada un dos sectores económicos clasificándoa segundo a actividade económica que realiza (Inclúe o nome da empresa, a actividade á que se dedica e, se che parece oportuno e ten web, a URL).</text:p>
        </text:list-item>
      </text:list>
      <text:p text:style-name="P18"><text:tab/>- SECTOR PRIMARIO -</text:p>
      <text:p text:style-name="P8"><text:tab/><text:tab/><text:span text:style-name="T10">Empresa: </text:span>Amegrove S.Coop.</text:p>
      <text:p text:style-name="P9"><text:tab/><text:tab/><text:span text:style-name="T10">Clasificación seg</text:span><text:span text:style-name="T15">undo </text:span><text:span text:style-name="T10"><text:s/>actividade: </text:span>Empresa de produción de bens. Extractiva</text:p>
      <text:p text:style-name="P8"><text:tab/><text:tab/><text:span text:style-name="T10">Actividade á que se dedica: </text:span>Acuicultura. Amegrove S.Coop. É unha cooperativa fundada en 1977, <text:tab/><text:tab/>formada por uns 400 asociados e uns 100 barcos que aportan 335 bateas nas que crían 22.000 <text:tab/><text:tab/>toneladas de mexilón ao ano abastecendo ao mercado nacional e internacional.</text:p>
      <text:p text:style-name="P2"><text:span text:style-name="T29"><text:tab/><text:tab/></text:span><text:span text:style-name="T38">Web: </text:span><text:a xlink:type="simple" xlink:href="http://amegrove.es/" text:style-name="Internet_20_link" text:visited-style-name="Visited_20_Internet_20_Link"><text:span text:style-name="T39">http://amegrove.es</text:span></text:a></text:p>
      <text:p text:style-name="P2"/>
      <text:p text:style-name="P23"><text:tab/>- SECTOR SECUNDARIO - </text:p>
      <text:p text:style-name="P23"/>
      <text:p text:style-name="P8"><text:tab/><text:tab/><text:span text:style-name="T10">Empresa: </text:span><text:span text:style-name="T21">Grupo Calvo S.A.</text:span></text:p>
      <text:p text:style-name="P10"><text:tab/><text:tab/><text:span text:style-name="T10">Clasificación según actividade: </text:span><text:span text:style-name="T20">Empresa de produción de bens. </text:span><text:span text:style-name="T21">Manufacture</text:span><text:span text:style-name="T23">i</text:span><text:span text:style-name="T21">ra.</text:span></text:p>
      <text:p text:style-name="P8"><text:tab/><text:tab/><text:span text:style-name="T10">Actividade á que se dedica: </text:span><text:span text:style-name="T21">Industria da alimentación. O Grupo Calvo S.A. selecciona e <text:tab/><text:tab/><text:tab/>transforma <text:tab/>as materias primas que obtén dos seus provedores que realizan o cultivo e a<text:tab/><text:tab/><text:tab/>extracción, como por <text:tab/>exemplo Amegrove S.Coop, en produtos en conserva listos para a súa <text:tab/><text:tab/><text:tab/>distribución e </text:span><text:span text:style-name="T22">venda ao consumidor.</text:span></text:p>
      <text:p text:style-name="P3"><text:span text:style-name="T29"><text:tab/><text:tab/></text:span><text:span text:style-name="T38">Web: </text:span><text:a xlink:type="simple" xlink:href="http://calvo.es/inicio/la-empresa/" text:style-name="Internet_20_link" text:visited-style-name="Visited_20_Internet_20_Link"><text:span text:style-name="T40">http://calvo.es/inicio/la-empresa/</text:span></text:a></text:p>
      <text:p text:style-name="P19"/>
      <text:p text:style-name="P25"><text:span text:style-name="T11"><text:tab/>- SECTOR </text:span><text:span text:style-name="T12">TERCIARIO </text:span><text:span text:style-name="T11">-</text:span></text:p>
      <text:p text:style-name="P24"/>
      <text:p text:style-name="P10"><text:tab/><text:tab/><text:span text:style-name="T10">Empresa: </text:span><text:span text:style-name="T21"><text:s/></text:span><text:span text:style-name="T22">Gadisa</text:span></text:p>
      <text:p text:style-name="P10"><text:tab/><text:tab/><text:span text:style-name="T10">Clasificación seg</text:span><text:span text:style-name="T13">u</text:span><text:span text:style-name="T10">n</text:span><text:span text:style-name="T13">do</text:span><text:span text:style-name="T10"> actividade: </text:span><text:span text:style-name="T20">Empresa de </text:span><text:span text:style-name="T22">servi</text:span><text:span text:style-name="T23">z</text:span><text:span text:style-name="T22">os.</text:span><text:span text:style-name="T20"> </text:span><text:span text:style-name="T22">Distribución e comercial.</text:span></text:p>
      <text:p text:style-name="P10"><text:tab/><text:tab/><text:span text:style-name="T10">Actividade á que se dedica: </text:span><text:span text:style-name="T22">Distribución ao por maior e en supermercados. </text:span><text:span text:style-name="T23">Ten</text:span><text:span text:style-name="T22"> varias liñas de <text:tab/><text:tab/>negocio para facer chegar ao consumidor produtos frescos e envasados.</text:span></text:p>
      <text:p text:style-name="P5"><text:span text:style-name="T21"><text:tab/><text:tab/></text:span><text:span text:style-name="T11">Web: </text:span><text:a xlink:type="simple" xlink:href="http://www.gadisa.es/empresa.php" text:style-name="Internet_20_link" text:visited-style-name="Visited_20_Internet_20_Link"><text:span text:style-name="T22">http://www.gadisa.es/empresa.php</text:span></text:a></text:p>
      <text:p text:style-name="P5"><text:span text:style-name="T41"/></text:p>
      <text:list xml:id="list195959074797103" text:continue-numbering="true" text:style-name="L1">
        <text:list-item>
          <text:p text:style-name="P31"><text:span text:style-name="T52">Un exemplo de empresa local, rexional, nacional e multinacional e indica o ámbito territorial no que desenvolven a súa actividade.</text:span></text:p>
          <text:p text:style-name="P33">Empresa Local: <text:s/></text:p>
          <text:list>
            <text:list-header>
              <text:p text:style-name="P36"><text:span text:style-name="T10">· Nome: </text:span>Autoescola Avanti S.L.</text:p>
              <text:p text:style-name="P37"><text:span text:style-name="T27">· </text:span><text:span text:style-name="T26">Descrición: </text:span>Empresa de servizos persoais / profesionais adicada á formación vial.</text:p>
            </text:list-header>
          </text:list>
        </text:list-item>
      </text:list>
      <text:p text:style-name="P11"><text:tab/><text:tab/><text:span text:style-name="T19">· </text:span><text:span text:style-name="T10">Ámbito Territorial: </text:span>Concello de Ogrove.</text:p>
      <text:list xml:id="list195959368272847" text:continue-numbering="true" text:style-name="L1">
        <text:list-header>
          <text:p text:style-name="P33"><text:soft-page-break/></text:p>
          <text:p text:style-name="P33">Empresa <text:span text:style-name="T24">Rexional</text:span>: <text:s/></text:p>
          <text:list text:continue-numbering="true">
            <text:list-header>
              <text:p text:style-name="P38"><text:span text:style-name="T19">· </text:span><text:span text:style-name="T10">Nome: </text:span>R Cable y Telecomunicaciones Galicia, S.A.</text:p>
              <text:p text:style-name="P38"><text:span text:style-name="T19">· </text:span><text:span text:style-name="T10">Descrición: </text:span>Empresa de servizos de distribución de comunicacións que ten unha rede própria de telecomunicacións de fibra óptica (con solucións FTTC e FTTB) coa que chega a 935.000 fogares e empresas de máis de 100 poboacións galegas.</text:p>
            </text:list-header>
          </text:list>
        </text:list-header>
      </text:list>
      <text:p text:style-name="P1"><text:tab/><text:tab/><text:span text:style-name="T19">· </text:span><text:span text:style-name="T10">Ámbito Territorial:</text:span> Galiza.</text:p>
      <text:list xml:id="list195959609961432" text:continue-numbering="true" text:style-name="L1">
        <text:list-header>
          <text:p text:style-name="P34">Empresa <text:span text:style-name="T28">Nacional</text:span>: <text:s/></text:p>
          <text:list text:continue-numbering="true">
            <text:list-header>
              <text:p text:style-name="P38">·<text:span text:style-name="T10"> Nome: </text:span>Red Eléctrica de España <text:span text:style-name="T42">S.A. (</text:span>REE<text:span text:style-name="T42">)</text:span></text:p>
              <text:p text:style-name="P39"><text:span text:style-name="T19">· </text:span><text:span text:style-name="T10">Descrición</text:span>: Empresa de servizos de distribución <text:span text:style-name="T42">que actúa como operador do sistema eléctrico no mercado eléctrico español. A súa misión é asegurar o correcto funcionamento do sistema de subministro eléctrico e garantir en todo o seu momento a continuidade e a seguridade do mesmo.</text:span></text:p>
            </text:list-header>
          </text:list>
        </text:list-header>
      </text:list>
      <text:p text:style-name="P6"><text:tab/><text:tab/><text:span text:style-name="T19">· </text:span><text:span text:style-name="T10">Ámbito Territorial: </text:span><text:span text:style-name="T42">Estado Español.</text:span></text:p>
      <text:list xml:id="list195960011807397" text:continue-numbering="true" text:style-name="L1">
        <text:list-header>
          <text:p text:style-name="P35">Empresa <text:span text:style-name="T42">Multinacional</text:span>: <text:s/></text:p>
          <text:list text:continue-numbering="true">
            <text:list-header>
              <text:p text:style-name="P40"><text:span text:style-name="T10">· Nome: </text:span><text:span text:style-name="T42">Inditex S.A.</text:span></text:p>
              <text:p text:style-name="P40"><text:span text:style-name="T19">· </text:span><text:span text:style-name="T10">Descrición: </text:span>Empresa <text:span text:style-name="T42">manufactureira e de </text:span>servizos de distribución <text:span text:style-name="T42">textil</text:span> <text:s/><text:span text:style-name="T42">encargada do proceso de fabricación e comercialización de textil presente en 93 mercados internacionais e con máis de 150.000 empregados.</text:span></text:p>
            </text:list-header>
          </text:list>
        </text:list-header>
      </text:list>
      <text:p text:style-name="P7"><text:tab/><text:tab/><text:span text:style-name="T19">· </text:span><text:span text:style-name="T10">Ámbito Territorial:</text:span> <text:span text:style-name="T43">Worlwide.</text:span></text:p>
      <text:p text:style-name="P7"/>
      <text:list xml:id="list195959718632843" text:continue-numbering="true" text:style-name="L1">
        <text:list-item>
          <text:p text:style-name="P30"><text:span text:style-name="T25">Unha franquía relacionada co ámbito das aplicacións web e da informática</text:span>.</text:p>
          <text:list>
            <text:list-header>
              <text:p text:style-name="P42"><text:span text:style-name="T10">· Nome: </text:span>App Informática</text:p>
              <text:p text:style-name="P42"><text:span text:style-name="T10">· Descrición: </text:span><text:s/>Empresa de servizos de distribución de productos electrónicos relacionados coa informática que opera baixo a forma de franquías.</text:p>
              <text:p text:style-name="P42"><text:span text:style-name="T10">· Ámbito Territorial: </text:span>Estado Español.</text:p>
              <text:p text:style-name="P42"><text:span text:style-name="T37">· Web: </text:span><text:a xlink:type="simple" xlink:href="http://marketingindustrial.info/" text:style-name="Internet_20_link" text:visited-style-name="Visited_20_Internet_20_Link"><text:span text:style-name="T29">http://marketingindustrial.info</text:span></text:a><text:span text:style-name="T29"> / </text:span><text:a xlink:type="simple" xlink:href="https://www.appinformatica.com/" text:style-name="Internet_20_link" text:visited-style-name="Visited_20_Internet_20_Link"><text:span text:style-name="T29">https://www.appinformatica.com</text:span></text:a></text:p>
            </text:list-header>
          </text:list>
        </text:list-item>
      </text:list>
      <text:p text:style-name="P43"/>
      <text:list xml:id="list195958512319165" text:continue-numbering="true" text:style-name="L1">
        <text:list-item>
          <text:p text:style-name="P29">Investiga cal é o viveiro de empresas máis próximo á túa localidade, indica o organismo ao que pertence e o enderezo.</text:p>
          <text:list>
            <text:list-header>
              <text:p text:style-name="P42"><text:span text:style-name="T14">· Nome</text:span><text:span text:style-name="T45">: </text:span>O viveiro de empresas mais próximo á miña localidade (Ogrove,PO) tal vez sexa o da Cámara de Comercio, Industria e Navegación de <text:span text:style-name="T45">Pontevedra, Vigo e Vilagarcía de Arousa.</text:span></text:p>
              <text:p text:style-name="P44"><text:span text:style-name="T10">· Organismo promotor: </text:span><text:span text:style-name="T44">Cámara de Comercio, Industria e Navegación de </text:span>Pontevedra, Vigo e Vilagarcía de Arousa.</text:p>
              <text:p text:style-name="P44"><text:span text:style-name="T10">· Áreas: </text:span>Calquera actividade empresarial.</text:p>
              <text:p text:style-name="P41"><text:span text:style-name="T10">· Ofrece:</text:span> Dispón de 19 despachos amoblados e con conexión informática e terminal telefónica e unha sala de xuntas.</text:p>
              <text:p text:style-name="P41"><text:soft-page-break/></text:p>
              <text:p text:style-name="P41"><text:span text:style-name="T45">A</text:span>demais dun espazo para traballar, o Viveiro de Empresas ofrece toda unha serie de servizos ás empresas acollidas:</text:p>
            </text:list-header>
          </text:list>
        </text:list-item>
      </text:list>
      <text:p text:style-name="P1"><text:tab/><text:tab/>soporte administrativo<text:line-break/><text:tab/><text:tab/>t<text:span text:style-name="T46">i</text:span>torización do proxecto empresarial<text:line-break/><text:tab/><text:tab/>apoio e difusión das actividades<text:line-break/><text:tab/><text:tab/>reunións periódicas de intercambio de experiencias<text:line-break/><text:tab/><text:tab/>prezos e condicións especiais nos servizos da Cámara, etc.</text:p>
      <text:list xml:id="list195960218739634" text:continue-numbering="true" text:style-name="L1">
        <text:list-item>
          <text:list>
            <text:list-header>
              <text:p text:style-name="P38"><text:span text:style-name="T10">· Enderezo:</text:span> Praza de Fernando Conde Montero-Ríos, 9. 36201, Vigo</text:p>
              <text:p text:style-name="P44"><text:span text:style-name="T37">· Web: </text:span><text:a xlink:type="simple" xlink:href="http://www.camarapvv.com/index.php" text:style-name="Internet_20_link" text:visited-style-name="Visited_20_Internet_20_Link"><text:span text:style-name="T29">http://www.camarapvv.com/index.php</text:span></text:a></text:p>
            </text:list-header>
          </text:list>
        </text:list-item>
      </text:list>
      <text:p text:style-name="P4"/>
      <text:list xml:id="list195959503148961" text:continue-numbering="true" text:style-name="L1">
        <text:list-item>
          <text:p text:style-name="P28">Pon un exemplo de empresa pública.</text:p>
          <text:list>
            <text:list-header>
              <text:p text:style-name="P55"><text:span text:style-name="T10">· Nome:</text:span> Corporación de Radio y Televisión Española (RTVE)</text:p>
              <text:p text:style-name="P55"><text:span text:style-name="T10">· Descrición: </text:span><text:span text:style-name="T20">S</text:span>ociedade mercantil estatal que organiza a xestión indirecta do servizo público de radio e televisión no Estado Español.</text:p>
              <text:p text:style-name="P55"/>
            </text:list-header>
          </text:list>
        </text:list-item>
        <text:list-item>
          <text:p text:style-name="P28">Un exemplo de ONG relacionada coas aplicacións web e/ou a informática.</text:p>
          <text:list>
            <text:list-header>
              <text:p text:style-name="P45"><text:span text:style-name="T10">· Nome:</text:span> Ordenadores Sin Fronteras</text:p>
              <text:p text:style-name="P45"><text:span text:style-name="T10">· <text:s/>Descrición: </text:span>OSF é unha asociación sen fins de lucro que recolle material infromático de particulares e empresas para reciclalo e envialo a Latinoamérica e o Caribe onde é empregado por colectivos con carencias e necesidades.</text:p>
              <text:p text:style-name="P45"><text:span text:style-name="T10">· Campo no que traballa:</text:span> Recollida de material informático, reciclado e envío a Lationamérica: ordenadores, pantallas, impresoras, escáneres, fotocopiadoras, periféricos...</text:p>
              <text:p text:style-name="P45"><text:span text:style-name="T10">· Número de Voluntarios: </text:span>15</text:p>
              <text:p text:style-name="P45"><text:span text:style-name="T10">· Web:</text:span> <text:a xlink:type="simple" xlink:href="http://www.ordenadoresinfronteras.com/" text:style-name="Internet_20_link" text:visited-style-name="Visited_20_Internet_20_Link">http://www.ordenadoresinfronteras.com</text:a></text:p>
            </text:list-header>
          </text:list>
        </text:list-item>
      </text:list>
      <text:p text:style-name="P46"/>
      <text:list xml:id="list195958491575375" text:continue-numbering="true" text:style-name="L1">
        <text:list-item>
          <text:p text:style-name="P54">Selecciona unha empresa de aplicacións web e/ou informática e clasifícaa seguindo a tipoloxía dos apuntamentos.</text:p>
        </text:list-item>
      </text:list>
      <text:p text:style-name="P1"><text:tab/><text:span text:style-name="T10">· Nome: </text:span>Supercell </text:p>
      <text:p text:style-name="Text_20_body"><text:span text:style-name="T30"><text:tab/></text:span><text:span text:style-name="T36">· <text:s/>Descrición: </text:span><text:span text:style-name="T31">Empresa de desenrolo de xogos para smartphones fundada en Helsinki, Finlandia en <text:tab/>Xuño <text:tab/>de 2010 por I</text:span><text:span text:style-name="T32">kk</text:span><text:span text:style-name="T31">a Paananen. </text:span><text:span text:style-name="T34">Ten só</text:span><text:span text:style-name="T31"> 1</text:span><text:span text:style-name="T32">8</text:span><text:span text:style-name="T30">0 empregados </text:span><text:span text:style-name="T32">e x</text:span><text:span text:style-name="T30">era ingresos duns 2,5 mill</text:span><text:span text:style-name="T31">ón</text:span><text:span text:style-name="T30">s de <text:tab/>dólares </text:span><text:span text:style-name="T35"><text:tab/></text:span><text:span text:style-name="T30">diarios en 2016. </text:span><text:span text:style-name="T33">Ten oficinas en Tokyo, Seúl, Beijing e San Francisco.</text:span></text:p>
      <text:p text:style-name="P12"><text:tab/><text:span text:style-name="T16">· </text:span><text:span text:style-name="T10">Clasificación segundo </text:span><text:span text:style-name="T16">sector económico</text:span><text:span text:style-name="T10">: </text:span><text:span text:style-name="T47">Sector Terciario / Servizos</text:span> </text:p>
      <text:p text:style-name="P1"><text:tab/><text:bookmark text:name="nodeTitle"/><text:span text:style-name="T16">· </text:span><text:span text:style-name="T10">Clasificación segundo a actividade económica: </text:span><text:s/><text:span text:style-name="T47">Servizos profesionais.</text:span></text:p>
      <text:p text:style-name="P12"><text:tab/><text:span text:style-name="T16">· </text:span><text:span text:style-name="T10">Clasificación segundo a </text:span><text:span text:style-name="T16">súa dimensión</text:span><text:span text:style-name="T10">: </text:span><text:s/><text:span text:style-name="T48">Por número de empregados sería unha empresa <text:tab/>mediana <text:tab/>pero por beneficios, capital social, volume de vendas e ámbito xeográfico xa se podería <text:tab/>clasificar c<text:tab/>omo unha grande empresa.</text:span></text:p>
      <text:p text:style-name="P13"><text:soft-page-break/><text:tab/><text:span text:style-name="T16">· </text:span><text:span text:style-name="T10">Clasificación segundo </text:span><text:span text:style-name="T17">o ámbito xeográfico: </text:span><text:span text:style-name="T48">Multinacional xa que elabora aplicacións web que <text:tab/>comercializa independentemente do país onde se atope o usuario.</text:span></text:p>
      <text:p text:style-name="P13"><text:tab/><text:span text:style-name="T16">· </text:span><text:span text:style-name="T10">Clasificación segundo a </text:span><text:span text:style-name="T17">titularidade do capital:</text:span><text:span text:style-name="T48"> Empresa Privada.</text:span></text:p>
      <text:p text:style-name="P14"><text:tab/><text:span text:style-name="T17">· Clasificación xurídica: </text:span><text:span text:style-name="T48"><text:s/></text:span><text:s/><text:span text:style-name="T49">Sociedade Anónima. </text:span></text:p>
      <text:p text:style-name="P16"><text:tab/><text:tab/>Xa que o capital social é de máis de 60.000 €</text:p>
      <text:p text:style-name="P14"><text:tab/><text:tab/>O capital está dividido en accións: </text:p>
      <text:p text:style-name="Text_20_body"><text:span text:style-name="T30"><text:tab/><text:tab/><text:tab/>Tencent (84.3%), lkka Paananen (6%), <text:s/>Mikko Kodisoja (5.4%), </text:span><text:span text:style-name="T33">Empregados (4.3%)</text:span></text:p>
      <text:p text:style-name="P15"><text:tab/><text:tab/>Son socios persoas físicas e xurídicas.</text:p>
      <text:p text:style-name="Text_20_body"><text:span text:style-name="T33"><text:tab/><text:tab/></text:span><text:span text:style-name="T34">Na súa razón social figuran as siglas S.A. (Oy en finés)</text:span></text:p>
      <text:p text:style-name="Text_20_body"><text:span text:style-name="T34"><text:tab/><text:tab/></text:span><text:span text:style-name="T3">Os socios teñen dereito a participar nos beneficios sociais (dividendos), a subscribir de <text:tab/><text:tab/><text:tab/>forma preferente as novas accións que emita a sociedade, a asistir e votar nas xuntas de <text:tab/><text:tab/>accionistas e a recibir información puntual sobre a sociedade.</text:span></text:p>
      <text:p text:style-name="P21"><text:tab/><text:tab/>Os socios teñen unha responsabilidade limitada á súa achega, é dicir as débedas da <text:tab/><text:tab/><text:tab/>sociedade non afectan o seu patrimonio persoal. LLC, LC, Co Ltd (limited liability company)</text:p>
      <text:p text:style-name="Text_20_body"><text:span text:style-name="T3"><text:tab/><text:tab/></text:span><text:span text:style-name="T4">O accionista maioritario é unha “Public Company” quer dicer que está autorizada a vender <text:tab/><text:tab/>os seus títulos de valores ao público a través do mercado bursátil.</text:span></text:p>
      <text:p text:style-name="P22"><text:tab/><text:span text:style-name="T18">· Web:</text:span><text:span text:style-name="T51"> </text:span><text:a xlink:type="simple" xlink:href="http://supercell.com/en/" text:style-name="Internet_20_link" text:visited-style-name="Visited_20_Internet_20_Link"><text:span text:style-name="T51">http://supercell.com/en/</text:span></text:a></text:p>
      <text:p text:style-name="P22"/>
      <text:p text:style-name="P21"/>
      <text:p text:style-name="P21"/>
      <text:p text:style-name="P17"/>
      <text:p text:style-name="P27">Actividade 2. As empresas segundo a forma xurídica</text:p>
      <text:p text:style-name="P68">Elabora o teu propio cadro resumo comparativo das formas xurídicas que estudamos:</text:p>
      <table:table table:name="Táboa1" table:style-name="Táboa1">
        <table:table-column table:style-name="Táboa1.A"/>
        <table:table-column table:style-name="Táboa1.B"/>
        <table:table-column table:style-name="Táboa1.C" table:number-columns-repeated="7"/>
        <table:table-row table:style-name="Táboa1.1">
          <table:table-cell table:style-name="Táboa1.A1" office:value-type="string">
            <text:p text:style-name="P61"/>
          </table:table-cell>
          <table:table-cell table:style-name="Táboa1.A1" office:value-type="string">
            <text:p text:style-name="P67">Empresario Individual</text:p>
            <text:p text:style-name="P62">EI</text:p>
          </table:table-cell>
          <table:table-cell table:style-name="Táboa1.A1" office:value-type="string">
            <text:p text:style-name="P62">Comunidade de Bens</text:p>
            <text:p text:style-name="P62">CB</text:p>
          </table:table-cell>
          <table:table-cell table:style-name="Táboa1.A1" office:value-type="string">
            <text:p text:style-name="P62">Sociedade Civil</text:p>
            <text:p text:style-name="P62">SC</text:p>
          </table:table-cell>
          <table:table-cell table:style-name="Táboa1.A1" office:value-type="string">
            <text:p text:style-name="P62">Sociedade Limitada </text:p>
            <text:p text:style-name="P62">SL</text:p>
          </table:table-cell>
          <table:table-cell table:style-name="Táboa1.A1" office:value-type="string">
            <text:p text:style-name="P62">Sociedade Limitada Nova Empresa</text:p>
            <text:p text:style-name="P62">SLNE</text:p>
          </table:table-cell>
          <table:table-cell table:style-name="Táboa1.A1" office:value-type="string">
            <text:p text:style-name="P62">Sociedade Anónima</text:p>
            <text:p text:style-name="P62">SA</text:p>
          </table:table-cell>
          <table:table-cell table:style-name="Táboa1.A1" office:value-type="string">
            <text:p text:style-name="P62">S.A.Laboral</text:p>
            <text:p text:style-name="P62">S.L. Laboral</text:p>
            <text:p text:style-name="P62">SAL / SLL</text:p>
          </table:table-cell>
          <table:table-cell table:style-name="Táboa1.I1" office:value-type="string">
            <text:p text:style-name="P62">Sociedade Cooperativa</text:p>
            <text:p text:style-name="P62">S.Coop.</text:p>
          </table:table-cell>
        </table:table-row>
        <table:table-row table:style-name="Táboa1.1">
          <table:table-cell table:style-name="Táboa1.A2" office:value-type="string">
            <text:p text:style-name="P63">Denominación</text:p>
          </table:table-cell>
          <table:table-cell table:style-name="Táboa1.B2" office:value-type="string">
            <text:p text:style-name="P56">Libre e será o seu nome comercial</text:p>
          </table:table-cell>
          <table:table-cell table:style-name="Táboa1.C2" office:value-type="string">
            <text:p text:style-name="P56">Libre e incluirá C.B.</text:p>
          </table:table-cell>
          <table:table-cell table:style-name="Táboa1.D2" office:value-type="string">
            <text:p text:style-name="P56">Libre e incluirá S.C</text:p>
          </table:table-cell>
          <table:table-cell table:style-name="Táboa1.E2" office:value-type="string">
            <text:p text:style-name="P56">Distinta á de outra sociedade e incluirá S.L.</text:p>
          </table:table-cell>
          <table:table-cell table:style-name="Táboa1.F2" office:value-type="string">
            <text:p text:style-name="P56">Apelidos e nome dun dos socios, máis o código asignado pola Administración e o SLNE</text:p>
          </table:table-cell>
          <table:table-cell table:style-name="Táboa1.G2" office:value-type="string">
            <text:p text:style-name="P56">Distinta á de outra sociedade e incluirá S.A.</text:p>
          </table:table-cell>
          <table:table-cell table:style-name="Táboa1.H2" office:value-type="string">
            <text:p text:style-name="P56">Distinta á de outra sociedade, máis S.A.L. / Distinta á de outra sociedade, máis S.L.L.</text:p>
          </table:table-cell>
          <table:table-cell table:style-name="Táboa1.I2" office:value-type="string">
            <text:p text:style-name="P56">Distinta á de outra sociedade, máis S. Coop.</text:p>
          </table:table-cell>
        </table:table-row>
        <table:table-row table:style-name="Táboa1.1">
          <table:table-cell table:style-name="Táboa1.A2" office:value-type="string">
            <text:p text:style-name="P63">Concepto</text:p>
          </table:table-cell>
          <table:table-cell table:style-name="Táboa1.B3" office:value-type="string">
            <text:p text:style-name="P56">Persoa autónoma que aporta o capital e para ela son os beneficios e débedas. Non ten obriga de inscribirse no Rexistro Mercantil</text:p>
          </table:table-cell>
          <table:table-cell table:style-name="Táboa1.C3" office:value-type="string">
            <text:p text:style-name="P56">Explotación de propiedade común polos seus propietarios e propietarias.</text:p>
          </table:table-cell>
          <table:table-cell table:style-name="Táboa1.D3" office:value-type="string">
            <text:p text:style-name="P56">Sen personalidade xurídica de seu polo que cada persoa que a integra actúa en nome propio ante terceiros.</text:p>
          </table:table-cell>
          <table:table-cell table:style-name="Táboa1.E3" office:value-type="string">
            <text:p text:style-name="P56">Os socios crean os seus propios postos de traballo e posúen unha responsabilidade limitada á súa achega.</text:p>
          </table:table-cell>
          <table:table-cell table:style-name="Táboa1.F3" office:value-type="string">
            <text:p text:style-name="P56">Os administradores son os socios e teñen unha responsabilidade limitada. Usan contabilidade simplificada.</text:p>
          </table:table-cell>
          <table:table-cell table:style-name="Táboa1.G3" office:value-type="string">
            <text:p text:style-name="P56">Sociedade que pode financiarse a través de inversores, con fácil transmisión de accións e responsabilidade limitada</text:p>
          </table:table-cell>
          <table:table-cell table:style-name="Táboa1.H3" office:value-type="string">
            <text:p text:style-name="P56">Polo menos 3 socios traballadores ou non, que poidan contratar a outros traballadores para realizar entre o 15% e o 25% das horas totais. Deben reservar o 10% dos beneficios.</text:p>
          </table:table-cell>
          <table:table-cell table:style-name="Táboa1.I3" office:value-type="string">
            <text:p text:style-name="P56">Sociedade para actividades empresariais de libre asociación e baixa voluntaria con estrutura e funcionamento democrático.</text:p>
          </table:table-cell>
        </table:table-row>
        <table:table-row table:style-name="Táboa1.1">
          <table:table-cell table:style-name="Táboa1.A2" office:value-type="string">
            <text:p text:style-name="P63">Capital Social</text:p>
          </table:table-cell>
          <table:table-cell table:style-name="Táboa1.B4" office:value-type="string">
            <text:p text:style-name="P56">Non exixíbel</text:p>
          </table:table-cell>
          <table:table-cell table:style-name="Táboa1.C4" office:value-type="string">
            <text:p text:style-name="P56">Non exixíbel</text:p>
          </table:table-cell>
          <table:table-cell table:style-name="Táboa1.D4" office:value-type="string">
            <text:p text:style-name="P56">Non exixíbel</text:p>
          </table:table-cell>
          <table:table-cell table:style-name="Táboa1.E4" office:value-type="string">
            <text:p text:style-name="P56">3,005,06 €</text:p>
          </table:table-cell>
          <table:table-cell table:style-name="Táboa1.F4" office:value-type="string">
            <text:p text:style-name="P56">Entre </text:p>
            <text:p text:style-name="P56">3.012,00 €</text:p>
            <text:p text:style-name="P56">e</text:p>
            <text:p text:style-name="P56"><text:s/>120.202,00 €</text:p>
          </table:table-cell>
          <table:table-cell table:style-name="Táboa1.G4" office:value-type="string">
            <text:p text:style-name="P56">60,101,21 €</text:p>
          </table:table-cell>
          <table:table-cell table:style-name="Táboa1.H4" office:value-type="string">
            <text:p text:style-name="P56">60.101,21 € SAL</text:p>
            <text:p text:style-name="P56">3.005,06 € SLL</text:p>
          </table:table-cell>
          <table:table-cell table:style-name="Táboa1.I4" office:value-type="string">
            <text:p text:style-name="P56">Non exixíbel</text:p>
          </table:table-cell>
        </table:table-row>
        <table:table-row table:style-name="Táboa1.1">
          <table:table-cell table:style-name="Táboa1.A2" office:value-type="string">
            <text:p text:style-name="P64">Nº Socios/as</text:p>
          </table:table-cell>
          <table:table-cell table:style-name="Táboa1.B8" office:value-type="string">
            <text:p text:style-name="P57">1</text:p>
          </table:table-cell>
          <table:table-cell table:style-name="Táboa1.C8" office:value-type="string">
            <text:p text:style-name="P57">Mínimo 2 (como empresarios individuais)</text:p>
          </table:table-cell>
          <table:table-cell table:style-name="Táboa1.D8" office:value-type="string">
            <text:p text:style-name="P57">Mínimmo 2 </text:p>
          </table:table-cell>
          <table:table-cell table:style-name="Táboa1.E8" office:value-type="string">
            <text:p text:style-name="P57">Mínimo 1 para a SRL Unipersonal</text:p>
          </table:table-cell>
          <table:table-cell table:style-name="Táboa1.F8" office:value-type="string">
            <text:p text:style-name="P57">Mínimo 1</text:p>
            <text:p text:style-name="P57">Máximo 5</text:p>
          </table:table-cell>
          <table:table-cell table:style-name="Táboa1.G8" office:value-type="string">
            <text:p text:style-name="P58">Mínimo 1 para a SA Unipersonal</text:p>
          </table:table-cell>
          <table:table-cell table:style-name="Táboa1.H8" office:value-type="string">
            <text:p text:style-name="P58">Mínimo 3 en ambos casos</text:p>
          </table:table-cell>
          <table:table-cell table:style-name="Táboa1.I5" office:value-type="string">
            <text:p text:style-name="P58">Mínimo 5 (3 se operan en varias CCAA)</text:p>
          </table:table-cell>
        </table:table-row>
        <table:table-row table:style-name="Táboa1.1">
          <table:table-cell table:style-name="Táboa1.A2" office:value-type="string">
            <text:p text:style-name="P65">Axudas do Estado</text:p>
          </table:table-cell>
          <table:table-cell table:style-name="Táboa1.B8" office:value-type="string">
            <text:p text:style-name="P59">Normalmente excluída de participar en subvencións ou outras axudas financeiras.</text:p>
          </table:table-cell>
          <table:table-cell table:style-name="Táboa1.C8" office:value-type="string">
            <text:p text:style-name="P59">Normalmente excluída de participar en subvencións ou outras axudas financeiras.</text:p>
          </table:table-cell>
          <table:table-cell table:style-name="Táboa1.D8" office:value-type="string">
            <text:p text:style-name="P60">Principalmente pola contratación de mozos ou maiores de 45 anos, cunha reducción da cuota á SS que pode ser do 100%</text:p>
          </table:table-cell>
          <table:table-cell table:style-name="Táboa1.E8" office:value-type="string">
            <text:p text:style-name="P60">Principalmente pola contratación de mozos ou maiores de 45 anos, cunha reducción da cuota á SS que pode ser do 100%</text:p>
          </table:table-cell>
          <table:table-cell table:style-name="Táboa1.F8" office:value-type="string">
            <text:p text:style-name="P60">Adiar pagamentos durante 2 anos. Conta aforro empresa con desconto do 15% do IRPF</text:p>
          </table:table-cell>
          <table:table-cell table:style-name="Táboa1.G8" office:value-type="string">
            <text:p text:style-name="P60">Cŕeditos ICO</text:p>
          </table:table-cell>
          <table:table-cell table:style-name="Táboa1.H8" office:value-type="string">
            <text:p text:style-name="P60">Bonificacións no Imposto sobre Transmisións Patrimoniais e no de Actos Xurídicos Documentados</text:p>
          </table:table-cell>
          <table:table-cell table:style-name="Táboa1.I6" office:value-type="string">
            <text:p text:style-name="P60">Bonificacións no Imposto sobre Sociedades e no IAE. Exención no ITPAJD</text:p>
          </table:table-cell>
        </table:table-row>
        <table:table-row table:style-name="Táboa1.1">
          <table:table-cell table:style-name="Táboa1.A2" office:value-type="string">
            <text:p text:style-name="P66">Impostos</text:p>
          </table:table-cell>
          <table:table-cell table:style-name="Táboa1.B8" office:value-type="string">
            <text:p text:style-name="P60">IRPF e nalgúns casos deberá cumplimentar a declaración informativa, modelo 184</text:p>
          </table:table-cell>
          <table:table-cell table:style-name="Táboa1.C8" office:value-type="string">
            <text:p text:style-name="P60">IRPF. Módulos para algúns epígrafes e un réxime simplificado para actividades minorista</text:p>
          </table:table-cell>
          <table:table-cell table:style-name="Táboa1.D8" office:value-type="string">
            <text:p text:style-name="P60">IRPF, ITPAJD. Nalgúns casos deberá cumplimentar a declaración informativa, modelo 184</text:p>
          </table:table-cell>
          <table:table-cell table:style-name="Táboa1.E8" office:value-type="string">
            <text:p text:style-name="P60">ITPAJD, IAE</text:p>
          </table:table-cell>
          <table:table-cell table:style-name="Táboa1.F8" office:value-type="string">
            <text:p text:style-name="P60">ITPAJD, IAE</text:p>
          </table:table-cell>
          <table:table-cell table:style-name="Táboa1.G8" office:value-type="string">
            <text:p text:style-name="P60">ITPAJD</text:p>
          </table:table-cell>
          <table:table-cell table:style-name="Táboa1.H8" office:value-type="string">
            <text:p text:style-name="P60">Imposto de Sociedades</text:p>
          </table:table-cell>
          <table:table-cell table:style-name="Táboa1.I7" office:value-type="string">
            <text:p text:style-name="P60">Imposto de Sociedades</text:p>
          </table:table-cell>
        </table:table-row>
        <table:table-row table:style-name="Táboa1.1">
          <table:table-cell table:style-name="Táboa1.A2" office:value-type="string">
            <text:p text:style-name="P66">Cando crealas</text:p>
          </table:table-cell>
          <table:table-cell table:style-name="Táboa1.B8" office:value-type="string">
            <text:p text:style-name="P60">Se a vai montar unha soa persoa e se prevé un beneficio anual inferior a 50.000€</text:p>
          </table:table-cell>
          <table:table-cell table:style-name="Táboa1.C8" office:value-type="string">
            <text:p text:style-name="P60">Cando a propiedade dunha cousa pertence indiviso a varias persoas</text:p>
          </table:table-cell>
          <table:table-cell table:style-name="Táboa1.D8" office:value-type="string">
            <text:p text:style-name="P60">Cando se van unir 2 ou máis persoas sen dispoñer do capital inicial e sen realizar formalidade algunha</text:p>
          </table:table-cell>
          <table:table-cell table:style-name="Táboa1.E8" office:value-type="string">
            <text:p text:style-name="P60">Cando se dispón dun capital inicial e non se quere arriscar a perder o control da empresa</text:p>
          </table:table-cell>
          <table:table-cell table:style-name="Táboa1.F8" office:value-type="string">
            <text:p text:style-name="P60">Non se van superar os 5 socios nen se prevé gañar máis de 120.000€ anuais, dispoñendo de vantaxes fiscais para superar os primeiros anos</text:p>
          </table:table-cell>
          <table:table-cell table:style-name="Táboa1.G8" office:value-type="string">
            <text:p text:style-name="P60">Cando se prevea ampliar capital con achegas de persoas alleas, que participarán non seus beneficios con arranxo á súa achega</text:p>
          </table:table-cell>
          <table:table-cell table:style-name="Táboa1.H8" office:value-type="string">
            <text:p text:style-name="P60">Cando existan socios laborais e non laborais pero queremos que ningún poida ter máis dun terzo do capital social</text:p>
          </table:table-cell>
          <table:table-cell table:style-name="Táboa1.I8" office:value-type="string">
            <text:p text:style-name="P60">Para facilitar aos seus membros o emprego e servizos, con responsabilidade limitada pero sen ánimo de lucro</text:p>
          </table:table-cell>
        </table:table-row>
      </table:table>
      <text:p text:style-name="P26"/>
      <text:p text:style-name="P26"/>
      <text:p text:style-name="P26"/>
      <text:p text:style-name="P32"><text:soft-page-break/>Actividade 3:</text:p>
      <text:p text:style-name="P32">Elaboramos o plan de negocio</text:p>
      <text:p text:style-name="P51">Á vista do estudado nesta unidade, completa os seguintes datos do teu plan de negocio:</text:p>
      <text:list xml:id="list1787248649334604131" text:style-name="L2">
        <text:list-item>
          <text:p text:style-name="P49">Clasifica a túa futura empresa atendendo aos criterios de clasificación establecidos no tema (sector económico, actividade, tamaño, titularidade do capital, ámbito territorial...).</text:p>
        </text:list-item>
        <text:list-item>
          <text:p text:style-name="P49">Decide unha forma xurídica para a túa futura empresa e xustifica por que a elixiches.</text:p>
        </text:list-item>
      </text:list>
      <text:p text:style-name="P51">Indica: ademais:</text:p>
      <text:list xml:id="list5152541070731472720" text:style-name="L4">
        <text:list-item>
          <text:p text:style-name="P50">a denominación social.</text:p>
        </text:list-item>
        <text:list-item>
          <text:p text:style-name="P50">as persoas que a integran.</text:p>
        </text:list-item>
        <text:list-item>
          <text:p text:style-name="P50">canto achega cada socio ou socia e, no seu caso, cantas participacións ou accións lle corresponden.</text:p>
        </text:list-item>
        <text:list-item>
          <text:p text:style-name="P50">responsabilidade ante as débedas.</text:p>
        </text:list-item>
      </text:list>
      <text:p text:style-name="P51"/>
      <text:p text:style-name="P52">---- RESPOSTA ----</text:p>
      <text:p text:style-name="P51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73"><text:span text:style-name="T10">A miña empresa chámase:</text:span> daHorta S.L.</text:p>
            <text:p text:style-name="P73"/>
            <text:p text:style-name="P73"><text:span text:style-name="T10">O domicilio social é:</text:span> Rúa Sineiro 18 Baixo</text:p>
            <text:p text:style-name="P73"/>
            <text:p text:style-name="P73"><text:span text:style-name="T10">Na localidade de: </text:span>Ogrove. Provincia de: Pontevedra</text:p>
            <text:p text:style-name="P73"/>
            <text:p text:style-name="P73"><text:span text:style-name="T10">Optei como forma xurídica a de: </text:span>Sociedade Limitada</text:p>
            <text:p text:style-name="P73">Porque desexamos crear os nosos propios postos de traballo e posemos, entre os tres, máis de 3.005,06 € para incluílo como capital inicial, ademáis de querer limitar a responsabilidade ao invertido na sociedade, prevendo gañar menos de 50.000,00 € anuais (polo menos no primeiro ano)</text:p>
            <text:p text:style-name="P73"/>
            <text:p text:style-name="P74">As persoas que integran a miña empresa son:</text:p>
            <text:p text:style-name="P74"/>
            <text:p text:style-name="P73">- Adrián Álvarez Lois: Técnico Superior en Desenrolo de Aplicacións Web, cunha ampla experiencia en docencia informática, y como técnico hardware. Actualmente desempleado. Desenrolará las tarefas de dirección, formación e servizo técnico.</text:p>
            <text:p text:style-name="P73"/>
            <text:p text:style-name="P73"><text:s/>- Isabel Díaz Fernández: Técnico Superior en Administración e Gestión de Empresas. Posúe unha ampla experiencia como administrativa de xestión. Actualmente traballa na empresa pública, polo que pedirá unha excedencia e se encargará das tarefas de marketing, atención ao cliente e control de stock.</text:p>
            <text:p text:style-name="P73"/>
            <text:p text:style-name="P73">- Xan Lamelas Afonso: Enxeñeiro informático, con escasa experiencia pero cunha grande ilusión por amosar os seus coñecimentos. Actualmente está desempregado. As súas tarefas serán as de desenrolo web, programación e posicionamento.</text:p>
            <text:p text:style-name="P73"/>
            <text:p text:style-name="P73">O capital social é de 9.000,00 € aportado por cada un dos tres socios a partes iguais.</text:p>
            <text:p text:style-name="P73">Ao ter elixido como forma xurídica a de Sociedade Limitada, a responsabilidade ante as débedas sociais é Limitada ao invertido na sociedade.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MP3" style:family="paragraph" style:parent-style-name="Horizontal_20_Line">
      <style:paragraph-properties fo:text-align="end" style:justify-single-word="false"/>
    </style:style>
    <style:style style:name="MP4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officeooo:rsid="000752a9" style:font-size-asian="10pt" style:font-size-complex="10pt"/>
    </style:style>
    <style:style style:name="MT4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5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MT7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p text:style-name="MP3"><text:span text:style-name="MT3">Tipos de Empresas </text:span><text:span text:style-name="MT4">UD</text:span><text:span text:style-name="MT5">0</text:span><text:span text:style-name="MT6">4</text:span></text:p>
      </style:header>
      <style:footer>
        <text:p text:style-name="MP4"><text:span text:style-name="MT7">ADRIÁN_ÁLVAREZ_LOIS</text:span>_EIE04_Tarefa<text:tab/><text:tab/> <text:tab/> <text:s text:c="5"/><text:span text:style-name="MT7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6:20.074929415</meta:creation-date>
    <dc:date>2017-02-15T19:59:57.632765781</dc:date>
    <meta:editing-duration>PT46M8S</meta:editing-duration>
    <meta:editing-cycles>13</meta:editing-cycles>
    <meta:generator>LibreOffice/5.2.5.1$Linux_X86_64 LibreOffice_project/20m0$Build-1</meta:generator>
    <meta:document-statistic meta:table-count="2" meta:image-count="0" meta:object-count="0" meta:page-count="6" meta:paragraph-count="189" meta:word-count="1975" meta:character-count="12901" meta:non-whitespace-character-count="10985"/>
  </office:meta>
</office:document-meta>
</file>